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6.21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9"/>
    <style:style style:name="ce9" style:family="table-cell" style:parent-style-name="Default" style:data-style-name="N132">
      <style:table-cell-properties style:text-align-source="fix" style:repeat-content="false"/>
      <style:paragraph-properties fo:text-align="start" fo:margin-left="62.56pt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start" fo:margin-left="56.35pt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start" fo:margin-left="69.99pt"/>
    </style:style>
    <style:style style:name="ce13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table:style-name="Default" table:formula="of:=AVERAGE([.A1:.A9])" office:value-type="float" office:value="283.777777777778" calcext:value-type="float">
            <text:p>283.77777777777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style-name="Default" table:formula="of:=MEDIAN([.A1:.A9])" office:value-type="float" office:value="258" calcext:value-type="float">
            <text:p>258</text:p>
          </table:table-cell>
          <table:table-cell office:value-type="string" calcext:value-type="string">
            <text:p>median</text:p>
          </table:table-cell>
        </table:table-row>
      </table:table>
      <table:table table:name="Sheet2" table:style-name="ta1">
        <table:table-column table:style-name="co1" table:number-columns-repeated="3" table:default-cell-style-name="ce3"/>
        <table:table-row table:style-name="ro2"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1999 Per Capita CO2</text:p>
          </table:table-cell>
          <table:table-cell table:style-name="ce2" office:value-type="string" calcext:value-type="string">
            <text:p>2008 Per Capita CO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.7" calcext:value-type="float">
            <text:p>19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2" office:value-type="float" office:value="9.5" calcext:value-type="float">
            <text:p>9.5</text:p>
          </table:table-cell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formula="of:=AVERAGE([.B2:.B11])" office:value-type="float" office:value="4.67" calcext:value-type="float">
            <text:p>4.67</text:p>
          </table:table-cell>
          <table:table-cell table:style-name="Default" table:formula="of:=AVERAGE([.C2:.C11])" office:value-type="float" office:value="5.13" calcext:value-type="float">
            <text:p>5.13</text:p>
          </table:table-cell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style-name="Default" table:formula="of:=MEDIAN([.B2:.B11])" office:value-type="float" office:value="1.5" calcext:value-type="float">
            <text:p>1.5</text:p>
          </table:table-cell>
          <table:table-cell table:style-name="Default" table:formula="of:=MEDIAN([.C2:.C11])" office:value-type="float" office:value="1.85" calcext:value-type="float">
            <text:p>1.85</text:p>
          </table:table-cell>
        </table:table-row>
      </table:table>
      <table:table table:name="Sheet3" table:style-name="ta1">
        <table:table-column table:style-name="co1" table:default-cell-style-name="ce5"/>
        <table:table-column table:style-name="co1" table:number-columns-repeated="2" table:default-cell-style-name="ce1"/>
        <table:table-row table:style-name="ro3">
          <table:table-cell table:style-name="ce4"/>
          <table:table-cell table:style-name="ce5" office:value-type="string" calcext:value-type="string">
            <text:p>Morning Reading </text:p>
            <text:p>(Before Breakfast)</text:p>
          </table:table-cell>
          <table:table-cell table:style-name="ce5" office:value-type="string" calcext:value-type="string">
            <text:p>Evening Reading</text:p>
            <text:p>(Before Bed) 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formula="of:=AVERAGE([.B2:.B8])" office:value-type="float" office:value="118" calcext:value-type="float">
            <text:p>118</text:p>
          </table:table-cell>
          <table:table-cell table:style-name="Default" table:formula="of:=AVERAGE([.C2:.C8])" office:value-type="float" office:value="118" calcext:value-type="float">
            <text:p>118</text:p>
          </table:table-cell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style-name="Default" table:formula="of:=MEDIAN([.B2:.B8])" office:value-type="float" office:value="118" calcext:value-type="float">
            <text:p>118</text:p>
          </table:table-cell>
          <table:table-cell table:style-name="Default" table:formula="of:=MEDIAN([.C2:.C8])" office:value-type="float" office:value="102" calcext:value-type="float">
            <text:p>102</text:p>
          </table:table-cell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.B2:.B8])" office:value-type="float" office:value="138" calcext:value-type="float">
            <text:p>138</text:p>
          </table:table-cell>
          <table:table-cell table:style-name="Default" table:formula="of:=MAX([.C2:.C8])" office:value-type="float" office:value="160" calcext:value-type="float">
            <text:p>160</text:p>
          </table:table-cell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MIN([.B2:.B8])" office:value-type="float" office:value="107" calcext:value-type="float">
            <text:p>107</text:p>
          </table:table-cell>
          <table:table-cell table:style-name="Default" table:formula="of:=MIN([.C2:.C8])" office:value-type="float" office:value="83" calcext:value-type="float">
            <text:p>83</text:p>
          </table:table-cell>
        </table:table-row>
        <table:table-row table:style-name="ro1">
          <table:table-cell table:style-name="Default" office:value-type="string" calcext:value-type="string">
            <text:p>range</text:p>
          </table:table-cell>
          <table:table-cell table:style-name="Default" table:formula="of:=[.B11]-[.B12]" office:value-type="float" office:value="31" calcext:value-type="float">
            <text:p>31</text:p>
          </table:table-cell>
          <table:table-cell table:style-name="Default" table:formula="of:=[.C11]-[.C12]" office:value-type="float" office:value="77" calcext:value-type="float">
            <text:p>77</text:p>
          </table:table-cell>
        </table:table-row>
        <table:table-row table:style-name="ro1">
          <table:table-cell table:style-name="Default" office:value-type="string" calcext:value-type="string">
            <text:p>Std Dev</text:p>
          </table:table-cell>
          <table:table-cell table:style-name="Default" table:formula="of:=STDEV([.B2:.B8])" office:value-type="float" office:value="10.2794292967395" calcext:value-type="float">
            <text:p>10.2794292967395</text:p>
          </table:table-cell>
          <table:table-cell table:style-name="Default"/>
        </table:table-row>
      </table:table>
      <table:table table:name="Sheet4" table:style-name="ta1">
        <table:table-column table:style-name="co1" table:number-columns-repeated="2" table:default-cell-style-name="ce6"/>
        <table:table-column table:style-name="co1" table:default-cell-style-name="Default"/>
        <table:table-row table:style-name="ro3">
          <table:table-cell table:style-name="ce2" office:value-type="string" calcext:value-type="string">
            <text:p>% Yearly Return for Large-Cap Fund</text:p>
          </table:table-cell>
          <table:table-cell table:style-name="ce2" office:value-type="string" calcext:value-type="string">
            <text:p>% Yearly Return for Small-Cap Fund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16.1" calcext:value-type="float">
            <text:p>-16.1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8.9" calcext:value-type="float">
            <text:p>-8.9</text:p>
          </table:table-cell>
          <table:table-cell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14.2" calcext:value-type="float">
            <text:p>-14.2</text:p>
          </table:table-cell>
          <table:table-cell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Default" table:formula="of:=STDEV([.A2:.A11])" office:value-type="float" office:value="7.10352025407122" calcext:value-type="float">
            <text:p>7.10352025407122</text:p>
          </table:table-cell>
          <table:table-cell table:style-name="Default" table:formula="of:=STDEV([.B2:.B11])" office:value-type="float" office:value="16.050060574479" calcext:value-type="float">
            <text:p>16.050060574479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 table:style-name="Default" table:formula="of:=MEDIAN([.A2:.A11])" office:value-type="float" office:value="4.25" calcext:value-type="float">
            <text:p>4.25</text:p>
          </table:table-cell>
          <table:table-cell table:style-name="Default" table:formula="of:=MEDIAN([.B2:.B11])" office:value-type="float" office:value="1.95" calcext:value-type="float">
            <text:p>1.95</text:p>
          </table:table-cell>
          <table:table-cell/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 Sco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lue 1</text:p>
          </table:table-cell>
          <table:table-cell office:value-type="float" office:value="120" calcext:value-type="float">
            <text:p>120</text:p>
          </table:table-cell>
          <table:table-cell table:formula="of:=([.B6]-[.$B$3])/[.$B$4]" office:value-type="float" office:value="1.84615384615385" calcext:value-type="float">
            <text:p>1.84615384615385</text:p>
          </table:table-cell>
        </table:table-row>
        <table:table-row table:style-name="ro1">
          <table:table-cell office:value-type="string" calcext:value-type="string">
            <text:p>Value 2</text:p>
          </table:table-cell>
          <table:table-cell office:value-type="float" office:value="85" calcext:value-type="float">
            <text:p>85</text:p>
          </table:table-cell>
          <table:table-cell table:formula="of:=([.B7]-[.$B$3])/[.$B$4]" office:value-type="float" office:value="-3.53846153846154" calcext:value-type="float">
            <text:p>-3.53846153846154</text:p>
          </table:table-cell>
        </table:table-row>
      </table:table>
      <table:table table:name="Sheet6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ight hand</text:p>
          </table:table-cell>
          <table:table-cell office:value-type="string" calcext:value-type="string">
            <text:p>left hand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2:.$B$11])" office:value-type="float" office:value="287.3" calcext:value-type="float">
            <text:p>287.3</text:p>
          </table:table-cell>
          <table:table-cell table:formula="of:=AVERAGE([.$C$2:.$C$11])" office:value-type="float" office:value="277.9" calcext:value-type="float">
            <text:p>277.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2:.$B$11])" office:value-type="float" office:value="286.5" calcext:value-type="float">
            <text:p>286.5</text:p>
          </table:table-cell>
          <table:table-cell table:formula="of:=MEDIAN([.$C$2:.$C$11])" office:value-type="float" office:value="278.5" calcext:value-type="float">
            <text:p>278.5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$B$2:.$B$11])" office:value-type="float" office:value="23.9538908924811" calcext:value-type="float">
            <text:p>23.9538908924811</text:p>
          </table:table-cell>
          <table:table-cell table:formula="of:=STDEV([.$C$2:.$C$11])" office:value-type="float" office:value="17.194637406923" calcext:value-type="float">
            <text:p>17.1946374069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1])" office:value-type="float" office:value="254" calcext:value-type="float">
            <text:p>254</text:p>
          </table:table-cell>
          <table:table-cell table:formula="of:=MIN([.C2:.C11])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1])" office:value-type="float" office:value="321" calcext:value-type="float">
            <text:p>321</text:p>
          </table:table-cell>
          <table:table-cell table:formula="of:=MAX([.C2:.C11])" office:value-type="float" office:value="306" calcext:value-type="float">
            <text:p>306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1" office:value-type="string" calcext:value-type="string">
            <text:p>In the Discussion Area for Lesson 2, give us a brief summary of your results, including this information: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Which hand did you think would be faster?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Do your data support or contradict what you thought?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Find the median and range of your reaction times for each hand.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Compare the medians with the means. Are they similar or different?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If they're different, what's the cause?</text:p>
          </table:table-cell>
          <table:table-cell table:number-columns-repeated="2"/>
        </table:table-row>
      </table:table>
      <table:table table:name="Practice A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2">
          <table:table-cell/>
          <table:table-cell table:style-name="ce5" office:value-type="string" calcext:value-type="string">
            <text:p>Mother Smokes</text:p>
          </table:table-cell>
          <table:table-cell table:style-name="ce5" office:value-type="string" calcext:value-type="string">
            <text:p>Mother never smoked</text:p>
          </table:table-cell>
        </table:table-row>
        <table:table-row table:style-name="ro1">
          <table:table-cell/>
          <table:table-cell table:style-name="ce1"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/>
          <table:table-cell table:style-name="ce1"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table:style-name="ce1"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/>
          <table:table-cell table:style-name="ce1"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table:style-name="ce1"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ce1"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/>
          <table:table-cell table:style-name="ce1"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/>
          <table:table-cell table:style-name="ce1" office:value-type="float" office:value="7.2" calcext:value-type="float">
            <text:p>7.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table:style-name="ce1" office:value-type="float" office:value="7.6" calcext:value-type="float">
            <text:p>7.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/>
          <table:table-cell table:style-name="ce4"/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6.5" calcext:value-type="float">
            <text:p>6.5</text:p>
          </table:table-cell>
          <table:table-cell table:style-name="ce8" table:formula="of:=AVERAGE([.C2:.C12])" office:value-type="float" office:value="7.17272727272727" calcext:value-type="float">
            <text:p>7.1727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1])" office:value-type="float" office:value="6.6" calcext:value-type="float">
            <text:p>6.6</text:p>
          </table:table-cell>
          <table:table-cell table:style-name="Default" table:formula="of:=MEDIAN([.C2:.C12]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1])" office:value-type="float" office:value="4.5" calcext:value-type="float">
            <text:p>4.5</text:p>
          </table:table-cell>
          <table:table-cell table:style-name="Default" table:formula="of:=MIN([.C2:.C12])"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1])" office:value-type="float" office:value="8" calcext:value-type="float">
            <text:p>8</text:p>
          </table:table-cell>
          <table:table-cell table:style-name="Default" table:formula="of:=MAX([.C2:.C12])"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17]-[.B16]" office:value-type="float" office:value="3.5" calcext:value-type="float">
            <text:p>3.5</text:p>
          </table:table-cell>
          <table:table-cell table:style-name="Default" table:formula="of:=[.C17]-[.C16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:.B11])" office:value-type="float" office:value="1.05725010181025" calcext:value-type="float">
            <text:p>1.05725010181025</text:p>
          </table:table-cell>
          <table:table-cell table:style-name="Default" table:formula="of:=STDEV([.C2:.C12])" office:value-type="float" office:value="1.26260913119691" calcext:value-type="float">
            <text:p>1.2626091311969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z score 9 lbs</text:p>
          </table:table-cell>
          <table:table-cell table:formula="of:=(9-[.$B$14])/[.$B$19]" office:value-type="float" office:value="2.36462497919787" calcext:value-type="float">
            <text:p>2.36462497919787</text:p>
          </table:table-cell>
          <table:table-cell table:style-name="Default" table:formula="of:=(9-[.$C$14])/[.$C$19]" office:value-type="float" office:value="1.44721963600923" calcext:value-type="float">
            <text:p>1.44721963600923</text:p>
          </table:table-cell>
        </table:table-row>
        <table:table-row table:style-name="ro1">
          <table:table-cell office:value-type="string" calcext:value-type="string">
            <text:p>z score 4 lbs</text:p>
          </table:table-cell>
          <table:table-cell table:formula="of:=(4-[.$B$14])/[.$B$19]" office:value-type="float" office:value="-2.36462497919787" calcext:value-type="float">
            <text:p>-2.36462497919787</text:p>
          </table:table-cell>
          <table:table-cell table:style-name="Default" table:formula="of:=(4-[.$C$14])/[.$C$19]" office:value-type="float" office:value="-2.51283409436429" calcext:value-type="float">
            <text:p>-2.51283409436429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These data are from an observational study, not an experiment, so we can't establish causation. </text:p>
          </table:table-cell>
          <table:table-cell/>
          <table:table-cell table:style-name="Default"/>
        </table:table-row>
      </table:table>
      <table:table table:name="Practice B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2">
          <table:table-cell/>
          <table:table-cell table:style-name="ce5" office:value-type="string" calcext:value-type="string">
            <text:p>Pair</text:p>
          </table:table-cell>
          <table:table-cell table:style-name="ce5" office:value-type="string" calcext:value-type="string">
            <text:p>Cross-Pollinated</text:p>
          </table:table-cell>
          <table:table-cell table:style-name="ce5" office:value-type="string" calcext:value-type="string">
            <text:p>Self-Pollinated</text:p>
          </table:table-cell>
          <table:table-cell table:style-name="ce5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table:formula="of:=[.C2]-[.D2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table:formula="of:=[.C3]-[.D3]" office:value-type="float" office:value="-67" calcext:value-type="float">
            <text:p>-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table:formula="of:=[.C4]-[.D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table:formula="of:=[.C5]-[.D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formula="of:=[.C6]-[.D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table:formula="of:=[.C7]-[.D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table:formula="of:=[.C8]-[.D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table:formula="of:=[.C9]-[.D9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table:formula="of:=[.C10]-[.D1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table:formula="of:=[.C11]-[.D11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table:formula="of:=[.C12]-[.D1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table:formula="of:=[.C13]-[.D1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  <table:table-cell table:formula="of:=[.C14]-[.D1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  <table:table-cell table:formula="of:=[.C15]-[.D1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formula="of:=[.C16]-[.D16]"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/>
          <table:table-cell table:style-name="ce9" table:formula="of:=AVERAGE([.$C$2:.$C$16])" office:value-type="float" office:value="161.533333333333" calcext:value-type="float">
            <text:p>161.5</text:p>
          </table:table-cell>
          <table:table-cell table:style-name="ce11" table:formula="of:=AVERAGE([.$D$2:.$D$16])" office:value-type="float" office:value="140.6" calcext:value-type="float">
            <text:p>140.6</text:p>
          </table:table-cell>
          <table:table-cell table:style-name="ce12" table:formula="of:=AVERAGE([.$E$2:.$E$16])" office:value-type="float" office:value="20.9333333333333" calcext:value-type="float">
            <text:p>2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/>
          <table:table-cell table:style-name="Default" table:formula="of:=MEDIAN([.$C$2:.$C$16])" office:value-type="float" office:value="172" calcext:value-type="float">
            <text:p>172</text:p>
          </table:table-cell>
          <table:table-cell table:style-name="Default" table:formula="of:=MEDIAN([.$D$2:.$D$16])" office:value-type="float" office:value="144" calcext:value-type="float">
            <text:p>14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d Dev</text:p>
          </table:table-cell>
          <table:table-cell table:style-name="Default"/>
          <table:table-cell table:style-name="ce10" table:formula="of:=STDEV([.$C$2:.$C$16])" office:value-type="float" office:value="28.9355605901573" calcext:value-type="float">
            <text:p>28.94</text:p>
          </table:table-cell>
          <table:table-cell table:style-name="ce10" table:formula="of:=STDEV([.$D$2:.$D$16])" office:value-type="float" office:value="16.4134091522755" calcext:value-type="float">
            <text:p>16.41</text:p>
          </table:table-cell>
          <table:table-cell table:style-name="ce10" table:formula="of:=STDEV([.$E$2:.$E$16])" office:value-type="float" office:value="37.7443783262898" calcext:value-type="float">
            <text:p>37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 Score</text:p>
          </table:table-cell>
          <table:table-cell table:style-name="Default" table:number-columns-repeated="3"/>
          <table:table-cell table:style-name="Default" table:formula="of:=(65-[.E17])/[.E19]" office:value-type="float" office:value="1.16750278109557" calcext:value-type="float">
            <text:p>1.16750278109557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Find the mean and median for both groups of plants. Which group grew taller on average? Cross-pollinated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Find the standard deviation for both groups of plants. Which group had more variation in height? Cross-polinated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Find the differences to fill in the last column in the table above. Subtract in the order cross-pollinated minus self-pollinated.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Find the mean and standard deviation of the differences.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Compare the mean and standard deviation of the differences to the means and standard deviations for the two separate groups that you found in items 9 and 10. What do you notice?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Using the mean and standard deviation of the differences, find the z-score for a difference of 65 eighths.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Can you conclude that cross-pollination causes plants to grow taller? Why or why not?</text:p>
          </table:table-cell>
          <table:table-cell table:style-name="Default" table:number-columns-repeated="4"/>
          <table:table-cell table:number-columns-repeated="2"/>
        </table:table-row>
      </table:table>
      <table:table table:name="Quiz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umbers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3" table:formula="of:=AVERAGE([.B2:.B7])" office:value-type="float" office:value="22.8333333333333" calcext:value-type="float">
            <text:p>22.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:.B7])" office:value-type="float" office:value="14.162156144693" calcext:value-type="float">
            <text:p>14.162156144693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([.B18]-[.B16])/[.B17]" office:value-type="float" office:value="2.03125" calcext:value-type="float">
            <text:p>2.03125</text:p>
          </table:table-cell>
        </table:table-row>
      </table:table>
      <table:table table:name="Sheet10" table:style-name="ta1">
        <table:table-column table:style-name="co1" table:number-columns-repeated="3" table:default-cell-style-name="Default"/>
        <table:table-column table:style-name="co1" table:number-columns-repeated="8" table:default-cell-style-name="ce1"/>
        <table:table-row table:style-name="ro1">
          <table:table-cell table:number-columns-repeated="3"/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erving Size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Total Carb</text:p>
          </table:table-cell>
          <table:table-cell table:style-name="ce5" office:value-type="string" calcext:value-type="string">
            <text:p>Fiber</text:p>
          </table:table-cell>
          <table:table-cell table:style-name="ce5" office:value-type="string" calcext:value-type="string">
            <text:p>Net Car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e cheese</text:p>
          </table:table-cell>
          <table:table-cell office:value-type="string" calcext:value-type="string">
            <text:p>1 oz. (28g)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e</text:p>
          </table:table-cell>
          <table:table-cell office:value-type="string" calcext:value-type="string">
            <text:p>1 oz. (28g)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eddar or colby</text:p>
          </table:table-cell>
          <table:table-cell office:value-type="string" calcext:value-type="string">
            <text:p>1 oz. (28g)</text:p>
          </table:table-cell>
          <table:table-cell office:value-type="float" office:value="115" calcext:value-type="float">
            <text:p>115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ream cheese</text:p>
          </table:table-cell>
          <table:table-cell office:value-type="string" calcext:value-type="string">
            <text:p>2 tablespoons (29g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ta</text:p>
          </table:table-cell>
          <table:table-cell office:value-type="string" calcext:value-type="string">
            <text:p>1 oz. (28g)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oat cheese (soft)</text:p>
          </table:table-cell>
          <table:table-cell office:value-type="string" calcext:value-type="string">
            <text:p>1 oz. (28g)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uda</text:p>
          </table:table-cell>
          <table:table-cell office:value-type="string" calcext:value-type="string">
            <text:p>1 oz. (28g)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ozzarella (whole milk)</text:p>
          </table:table-cell>
          <table:table-cell office:value-type="string" calcext:value-type="string">
            <text:p>1 oz. (28g)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mesan</text:p>
          </table:table-cell>
          <table:table-cell office:value-type="string" calcext:value-type="string">
            <text:p>1 oz. (28g)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ss</text:p>
          </table:table-cell>
          <table:table-cell office:value-type="string" calcext:value-type="string">
            <text:p>1 oz. (28g)</text:p>
          </table:table-cell>
          <table:table-cell office:value-type="float" office:value="111" calcext:value-type="float">
            <text:p>111</text:p>
          </table:table-cell>
          <table:table-cell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Cottage cheese (2% fat)</text:p>
          </table:table-cell>
          <table:table-cell office:value-type="string" calcext:value-type="string">
            <text:p>1/2 cup (113g)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Cottage cheese (creamed)</text:p>
          </table:table-cell>
          <table:table-cell office:value-type="string" calcext:value-type="string">
            <text:p>1/2 cup (105g)</text:p>
          </table:table-cell>
          <table:table-cell office:value-type="float" office:value="103" calcext:value-type="float">
            <text:p>103</text:p>
          </table:table-cell>
          <table:table-cell office:value-type="float" office:value="11.7" calcext:value-type="float">
            <text:p>11.7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icotta (whole milk)</text:p>
          </table:table-cell>
          <table:table-cell office:value-type="string" calcext:value-type="string">
            <text:p>1/2 cup (124g</text:p>
          </table:table-cell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our cream</text:p>
          </table:table-cell>
          <table:table-cell office:value-type="string" calcext:value-type="string">
            <text:p>1 tablespoon (12g)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Yogurt (plain unsweetened/whole milk)</text:p>
          </table:table-cell>
          <table:table-cell office:value-type="string" calcext:value-type="string">
            <text:p>4 oz. (113g)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eavy whipping cream or double cream (fluid)</text:p>
          </table:table-cell>
          <table:table-cell office:value-type="string" calcext:value-type="string">
            <text:p>1 tablespoon (15g)</text:p>
          </table:table-cell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eavy whipping cream or double cream (whipped)</text:p>
          </table:table-cell>
          <table:table-cell office:value-type="string" calcext:value-type="string">
            <text:p>1/2 cup (60g)</text:p>
          </table:table-cell>
          <table:table-cell office:value-type="float" office:value="204" calcext:value-type="float">
            <text:p>204</text:p>
          </table:table-cell>
          <table:table-cell office:value-type="float" office:value="1.7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 office:value-type="string" calcext:value-type="string">
            <text:p>Mean</text:p>
          </table:table-cell>
          <table:table-cell table:style-name="Default"/>
          <table:table-cell table:style-name="Default" table:formula="of:=AVERAGE([.$F$2:.$F$18])" office:value-type="float" office:value="101.529411764706" calcext:value-type="float">
            <text:p>101.529411764706</text:p>
          </table:table-cell>
          <table:table-cell table:style-name="Default" table:formula="of:=AVERAGE([.G$2:.G$18])" office:value-type="float" office:value="6.14705882352941" calcext:value-type="float">
            <text:p>6.14705882352941</text:p>
          </table:table-cell>
          <table:table-cell table:style-name="Default" table:formula="of:=AVERAGE([.H$2:.H$18])" office:value-type="float" office:value="7.91176470588235" calcext:value-type="float">
            <text:p>7.91176470588235</text:p>
          </table:table-cell>
          <table:table-cell table:style-name="Default" table:formula="of:=AVERAGE([.I$2:.I$18])" office:value-type="float" office:value="1.61176470588235" calcext:value-type="float">
            <text:p>1.61176470588235</text:p>
          </table:table-cell>
          <table:table-cell table:style-name="Default" table:formula="of:=AVERAGE([.J$2:.J$18])" office:value-type="float" office:value="0" calcext:value-type="float">
            <text:p>0</text:p>
          </table:table-cell>
          <table:table-cell table:style-name="Default" table:formula="of:=AVERAGE([.K$2:.K$18])" office:value-type="float" office:value="1.55294117647059" calcext:value-type="float">
            <text:p>1.55294117647059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Median</text:p>
          </table:table-cell>
          <table:table-cell table:style-name="Default"/>
          <table:table-cell table:style-name="Default" table:formula="of:=MEDIAN([.$F$2:.$F$18])" office:value-type="float" office:value="100" calcext:value-type="float">
            <text:p>100</text:p>
          </table:table-cell>
          <table:table-cell table:style-name="Default" table:formula="of:=MEDIAN([.G$2:.G$18])" office:value-type="float" office:value="6" calcext:value-type="float">
            <text:p>6</text:p>
          </table:table-cell>
          <table:table-cell table:style-name="Default" table:formula="of:=MEDIAN([.H$2:.H$18])" office:value-type="float" office:value="7.3" calcext:value-type="float">
            <text:p>7.3</text:p>
          </table:table-cell>
          <table:table-cell table:style-name="Default" table:formula="of:=MEDIAN([.I$2:.I$18])" office:value-type="float" office:value="1" calcext:value-type="float">
            <text:p>1</text:p>
          </table:table-cell>
          <table:table-cell table:style-name="Default" table:formula="of:=MEDIAN([.J$2:.J$18])" office:value-type="float" office:value="0" calcext:value-type="float">
            <text:p>0</text:p>
          </table:table-cell>
          <table:table-cell table:style-name="Default" table:formula="of:=MEDIAN([.K$2:.K$18])"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2:51:47.153000000</meta:creation-date>
    <dc:date>2018-10-19T17:40:51.191000000</dc:date>
    <meta:editing-duration>PT1H40M22S</meta:editing-duration>
    <meta:editing-cycles>4</meta:editing-cycles>
    <meta:generator>LibreOffice/6.0.5.2$Windows_X86_64 LibreOffice_project/54c8cbb85f300ac59db32fe8a675ff7683cd5a16</meta:generator>
    <meta:document-statistic meta:table-count="10" meta:cell-count="483" meta:object-count="0"/>
  </office:meta>
</office:document-meta>
</file>